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f2c82" officeooo:paragraph-rsid="001f2c82"/>
    </style:style>
    <style:style style:name="P2" style:family="paragraph" style:parent-style-name="Standard">
      <style:text-properties fo:font-size="18pt" officeooo:rsid="001f2c82" officeooo:paragraph-rsid="001f2c82"/>
    </style:style>
    <style:style style:name="P3" style:family="paragraph" style:parent-style-name="Standard">
      <style:text-properties fo:font-size="18pt" fo:font-weight="normal" officeooo:rsid="001f2c82" officeooo:paragraph-rsid="001f2c82" style:font-weight-asian="normal" style:font-weight-complex="normal"/>
    </style:style>
    <style:style style:name="P4" style:family="paragraph" style:parent-style-name="Standard">
      <style:text-properties fo:font-size="13pt" fo:font-weight="normal" officeooo:rsid="001f2c82" officeooo:paragraph-rsid="001f2c82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1f2c82" officeooo:paragraph-rsid="0020f869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22ca49" officeooo:paragraph-rsid="0022ca49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26pt" fo:font-weight="bold" officeooo:rsid="001f2c82" officeooo:paragraph-rsid="001f2c82" style:font-weight-asian="bold" style:font-weight-complex="bold"/>
    </style:style>
    <style:style style:name="P8" style:family="paragraph" style:parent-style-name="Standard">
      <style:text-properties fo:font-size="18pt" fo:font-weight="bold" officeooo:rsid="001f2c82" officeooo:paragraph-rsid="001f2c82" style:font-weight-asian="bold" style:font-weight-complex="bold"/>
    </style:style>
    <style:style style:name="P9" style:family="paragraph" style:parent-style-name="Standard">
      <style:text-properties fo:font-size="18pt" fo:font-weight="bold" officeooo:rsid="00251b08" officeooo:paragraph-rsid="001f2c82" style:font-weight-asian="bold" style:font-weight-complex="bold"/>
    </style:style>
    <style:style style:name="P10" style:family="paragraph" style:parent-style-name="Standard">
      <style:text-properties fo:font-size="18pt" officeooo:rsid="001f2c82" officeooo:paragraph-rsid="001f2c82"/>
    </style:style>
    <style:style style:name="P11" style:family="paragraph" style:parent-style-name="Standard">
      <style:text-properties fo:font-size="16pt" fo:font-weight="bold" officeooo:rsid="00233894" officeooo:paragraph-rsid="001f2c82" style:font-weight-asian="bold" style:font-weight-complex="bold"/>
    </style:style>
    <style:style style:name="P12" style:family="paragraph" style:parent-style-name="Standard" style:list-style-name="L1">
      <style:text-properties fo:font-size="13pt" fo:font-weight="normal" officeooo:rsid="001f2c82" officeooo:paragraph-rsid="001f2c82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text-properties fo:font-size="13pt" fo:font-weight="normal" officeooo:rsid="001f2c82" officeooo:paragraph-rsid="002f5596" style:font-size-asian="13pt" style:font-weight-asian="normal" style:font-size-complex="13pt" style:font-weight-complex="normal"/>
    </style:style>
    <style:style style:name="P14" style:family="paragraph" style:parent-style-name="Standard" style:list-style-name="L5">
      <style:text-properties officeooo:rsid="003279b2" officeooo:paragraph-rsid="003279b2"/>
    </style:style>
    <style:style style:name="P15" style:family="paragraph" style:parent-style-name="Standard">
      <style:text-properties officeooo:rsid="003279b2" officeooo:paragraph-rsid="003279b2"/>
    </style:style>
    <style:style style:name="P16" style:family="paragraph" style:parent-style-name="Standard" style:list-style-name="L6">
      <style:text-properties officeooo:rsid="003279b2" officeooo:paragraph-rsid="003279b2"/>
    </style:style>
    <style:style style:name="P17" style:family="paragraph" style:parent-style-name="Standard">
      <style:text-properties officeooo:paragraph-rsid="003279b2"/>
    </style:style>
    <style:style style:name="P18" style:family="paragraph" style:parent-style-name="Standard" style:list-style-name="L5">
      <style:text-properties officeooo:paragraph-rsid="003279b2"/>
    </style:style>
    <style:style style:name="T1" style:family="text">
      <style:text-properties fo:font-size="16pt" fo:font-weight="bold" officeooo:rsid="00233894" style:font-weight-asian="bold" style:font-weight-complex="bold"/>
    </style:style>
    <style:style style:name="T2" style:family="text">
      <style:text-properties fo:font-size="16pt" fo:font-weight="bold" officeooo:rsid="003279b2" style:font-weight-asian="bold" style:font-weight-complex="bold"/>
    </style:style>
    <style:style style:name="T3" style:family="text">
      <style:text-properties fo:font-size="16pt" fo:font-weight="bold" style:font-size-asian="14pt" style:font-weight-asian="bold" style:font-size-complex="16pt" style:font-weight-complex="bold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26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3894" style:font-weight-asian="bold" style:font-weight-complex="bold"/>
    </style:style>
    <style:style style:name="T8" style:family="text">
      <style:text-properties officeooo:rsid="0020f869"/>
    </style:style>
    <style:style style:name="T9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3279b2" style:font-size-asian="11.3500003814697pt" style:font-weight-asian="normal" style:font-size-complex="13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5">Man, God, Universe and Freedom</text:span></text:p>
      <text:p text:style-name="P7"/>
      <text:p text:style-name="P7"/>
      <text:p text:style-name="P8">Sample Introductions</text:p>
      <text:p text:style-name="P8"/>
      <text:p text:style-name="P8">Useful Dimension and Arguments</text:p>
      <text:p text:style-name="P9"/>
      <text:p text:style-name="P2"><text:span text:style-name="T6"><text:tab/></text:span><text:span text:style-name="T1">a.</text:span><text:span text:style-name="T7"> </text:span><text:span text:style-name="T2">Why does freedom matter?</text:span></text:p>
      <text:p text:style-name="P2"><text:span text:style-name="T2"><text:tab/><text:tab/></text:span></text:p>
      <text:p text:style-name="P17"><text:span text:style-name="T10"><text:tab/><text:tab/>There are numerous reasons as to why freedom matters in human affairs: <text:tab/><text:tab/></text:span></text:p>
      <text:list xml:id="list809947267" text:style-name="L5">
        <text:list-header>
          <text:p text:style-name="P18"><text:span text:style-name="T10"/></text:p>
        </text:list-header>
        <text:list-item>
          <text:p text:style-name="P18"><text:span text:style-name="T10">By empowering individuals to exercise their rights</text:span></text:p>
        </text:list-item>
        <text:list-item>
          <text:p text:style-name="P14"><text:span text:style-name="T9">Enabling humankind to pursue their interests</text:span></text:p>
        </text:list-item>
        <text:list-item>
          <text:p text:style-name="P14"><text:span text:style-name="T9">Contribute to the collective betterment of society</text:span></text:p>
        </text:list-item>
        <text:list-item>
          <text:p text:style-name="P14"><text:span text:style-name="T9">Make people answerable to the consequences of their actions</text:span></text:p>
          <text:p text:style-name="P14"><text:span text:style-name="T9"/></text:p>
        </text:list-item>
      </text:list>
      <text:p text:style-name="P15"><text:span text:style-name="T9"><text:tab/></text:span><text:span text:style-name="T3">b. How does freedom ensure individual and societal progress?</text:span></text:p>
      <text:p text:style-name="P15"><text:span text:style-name="T3"><text:tab/><text:tab/></text:span></text:p>
      <text:list xml:id="list1561990435" text:style-name="L6">
        <text:list-item>
          <text:p text:style-name="P16"><text:span text:style-name="T3"/></text:p>
        </text:list-item>
      </text:list>
      <text:p text:style-name="P2"><text:span text:style-name="T2"><text:tab/></text:span></text:p>
      <text:p text:style-name="P2"><text:span text:style-name="T2"><text:tab/><text:tab/></text:span></text:p>
      <text:p text:style-name="P11"><text:tab/><text:tab/></text:p>
      <text:p text:style-name="P11"><text:tab/></text:p>
      <text:p text:style-name="P8"><text:tab/></text:p>
      <text:p text:style-name="P8"/>
      <text:p text:style-name="P8">Expected Essays on above dimensions</text:p>
      <text:p text:style-name="P3"/>
      <text:list xml:id="list181689220" text:style-name="L1">
        <text:list-item>
          <text:p text:style-name="P12">Man as part of a design infinitely vaster than himself</text:p>
        </text:list-item>
      </text:list>
      <text:p text:style-name="P5"><text:tab/></text:p>
      <text:p text:style-name="P5"><text:tab/><text:span text:style-name="T8">Thesis Statement: </text:span>While some people may argue that humans are merely products of <text:tab/>random chance and natural process like other living organisms; however, the <text:tab/>evidence of interconnectedness, universal moral principles and transcendent <text:tab/>experiences support the thesis that humans are intricately woven into a design far <text:tab/>greater than themselves for moral guidance and collective progress, pointing to the <text:tab/>existence of a higher cosmic order guiding human existence.</text:p>
      <text:p text:style-name="P5"/>
      <text:list xml:id="list145551141174408" text:continue-numbering="true" text:style-name="L1">
        <text:list-item>
          <text:p text:style-name="P12">Man is condemned to be free</text:p>
        </text:list-item>
      </text:list>
      <text:p text:style-name="P6"><text:tab/></text:p>
      <text:p text:style-name="P6"><text:tab/>Interpretation: <text:s text:c="2"/>The statement suggests that human freedom, with responsibility and <text:tab/>subject to law,is essential for human progress and societal well-being. However, the <text:soft-page-break/><text:tab/>statement underscores the existentialist view of absolute freedom in all respects of <text:tab/>life because unbridled human freedom belittles the significance of responsibility of <text:tab/>human<text:tab/> actions and choices and may promote lawlessness in society. Therefore, the <text:tab/>word 'condemned' in the statement does not directly deny human freedom altogether <text:tab/>but rather argues for freedom with responsibility.</text:p>
      <text:p text:style-name="P6"/>
      <text:p text:style-name="P6"/>
      <text:list xml:id="list145550803722347" text:continue-numbering="true" text:style-name="L1">
        <text:list-item>
          <text:p text:style-name="P12">Man was born free and everywhere he is in chains</text:p>
        </text:list-item>
      </text:list>
      <text:p text:style-name="P4"/>
      <text:p text:style-name="P4"><text:tab/></text:p>
      <text:p text:style-name="P4"><text:tab/></text:p>
      <text:list xml:id="list145551446589667" text:continue-numbering="true" text:style-name="L1">
        <text:list-item>
          <text:p text:style-name="P13">The divided self and the process of unification</text:p>
        </text:list-item>
        <text:list-item>
          <text:p text:style-name="P13">Man is a slave of habit</text:p>
        </text:list-item>
        <text:list-item>
          <text:p text:style-name="P13">Man does no live by bread alone</text:p>
        </text:list-item>
        <text:list-item>
          <text:p text:style-name="P13">Man proposes and God disposes</text:p>
          <text:p text:style-name="P12"/>
          <text:p text:style-name="P12"/>
        </text:list-item>
      </text:list>
      <text:p text:style-name="P4"><text:s text:c="4"/><text:tab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2T14:55:49.283263075</dc:date>
    <meta:editing-duration>PT12H4M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277" meta:character-count="1812" meta:non-whitespace-character-count="1523"/>
  </office:meta>
</office:document-meta>
</file>